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 officeooo:rsid="000dbfc7" officeooo:paragraph-rsid="000dbfc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am a big fan of video games, so I thought using a video game data set would make for an interesting project. I would like to use the League of Legends Diamond Ranked Games data set from Kaggle for this capstone. This data set has columns containing vital team statistics that can be used to show correlation with wins and generate a likelihood prediction for whether a team will win or lose. Inferential linear regression</text:p>
      <text:p text:style-name="P1">Bootstrapping</text:p>
      <text:p text:style-name="P1">AB testing</text:p>
      <text:p text:style-name="P1">Swooping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2T08:52:42.136749470</meta:creation-date>
    <dc:date>2020-10-22T09:00:20.150529597</dc:date>
    <meta:editing-duration>PT7M38S</meta:editing-duration>
    <meta:editing-cycles>1</meta:editing-cycles>
    <meta:document-statistic meta:table-count="0" meta:image-count="0" meta:object-count="0" meta:page-count="1" meta:paragraph-count="4" meta:word-count="81" meta:character-count="457" meta:non-whitespace-character-count="380"/>
    <meta:generator>LibreOffice/6.4.6.2$Linux_X86_64 LibreOffice_project/40$Build-2</meta:generator>
  </office:meta>
</office:document-meta>
</file>